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0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Forwarding Uni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ux control</text:p>
          </table:table-cell>
          <table:table-cell office:value-type="string">
            <text:p>Source</text:p>
          </table:table-cell>
          <table:table-cell office:value-type="string">
            <text:p>Explanation</text:p>
          </table:table-cell>
          <table:table-cell/>
        </table:table-row>
        <table:table-row table:style-name="ro1">
          <table:table-cell office:value-type="string">
            <text:p>ForwardA = 00</text:p>
          </table:table-cell>
          <table:table-cell office:value-type="string">
            <text:p>ID/EX</text:p>
          </table:table-cell>
          <table:table-cell office:value-type="string">
            <text:p>The first ALU operand comes from the register file.</text:p>
          </table:table-cell>
          <table:table-cell/>
        </table:table-row>
        <table:table-row table:style-name="ro1">
          <table:table-cell office:value-type="string">
            <text:p>ForwardA = 10</text:p>
          </table:table-cell>
          <table:table-cell office:value-type="string">
            <text:p>EX/MEM</text:p>
          </table:table-cell>
          <table:table-cell office:value-type="string">
            <text:p>The first ALU operand is forwarded from the prior ALU result.</text:p>
          </table:table-cell>
          <table:table-cell/>
        </table:table-row>
        <table:table-row table:style-name="ro1">
          <table:table-cell office:value-type="string">
            <text:p>ForwardA = 01</text:p>
          </table:table-cell>
          <table:table-cell office:value-type="string">
            <text:p>MEM/WB</text:p>
          </table:table-cell>
          <table:table-cell office:value-type="string">
            <text:p>The first ALU operand is forwarded from data memory or an earlier ALU result.</text:p>
          </table:table-cell>
          <table:table-cell/>
        </table:table-row>
        <table:table-row table:style-name="ro1">
          <table:table-cell office:value-type="string">
            <text:p>ForwardB = 00</text:p>
          </table:table-cell>
          <table:table-cell office:value-type="string">
            <text:p>ID/EX</text:p>
          </table:table-cell>
          <table:table-cell office:value-type="string">
            <text:p>The second ALU operand comes from the register file.</text:p>
          </table:table-cell>
          <table:table-cell/>
        </table:table-row>
        <table:table-row table:style-name="ro1">
          <table:table-cell office:value-type="string">
            <text:p>ForwardB = 10</text:p>
          </table:table-cell>
          <table:table-cell office:value-type="string">
            <text:p>EX/MEM</text:p>
          </table:table-cell>
          <table:table-cell office:value-type="string">
            <text:p>The second ALU operand is forwarded from the prior ALU result.</text:p>
          </table:table-cell>
          <table:table-cell/>
        </table:table-row>
        <table:table-row table:style-name="ro1">
          <table:table-cell office:value-type="string">
            <text:p>ForwardB = 01</text:p>
          </table:table-cell>
          <table:table-cell office:value-type="string">
            <text:p>MEM/WB</text:p>
          </table:table-cell>
          <table:table-cell office:value-type="string">
            <text:p>The second ALU operand is forwarded from data memory or an earlier ALU resul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azard Detection</text:p>
          </table:table-cell>
          <table:table-cell table:number-columns-repeated="3"/>
        </table:table-row>
        <table:table-row table:style-name="ro1">
          <table:table-cell office:value-type="string">
            <text:p>This unit has one input, which indicates that MemRead was asserted. It has 3 outputs that control PCWrite, IF/IDWrite</text:p>
          </table:table-cell>
          <table:table-cell table:number-columns-repeated="3"/>
        </table:table-row>
        <table:table-row table:style-name="ro1">
          <table:table-cell office:value-type="string">
            <text:p>and the mux to send all zeros to ID/EX. When MemRead is asserted, PC and IF/ID stops writing, and all zeros are </text:p>
          </table:table-cell>
          <table:table-cell table:number-columns-repeated="3"/>
        </table:table-row>
        <table:table-row table:style-name="ro1">
          <table:table-cell office:value-type="string">
            <text:p>sent to ID/EX to create a bubble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mRead</text:p>
          </table:table-cell>
          <table:table-cell office:value-type="string">
            <text:p>PCWrite</text:p>
          </table:table-cell>
          <table:table-cell office:value-type="string">
            <text:p>ID/EXWrite</text:p>
          </table:table-cell>
          <table:table-cell office:value-type="string">
            <text:p>BubbleMux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11/05/2019</text:date>, <text:time>00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1:42:06.78</meta:creation-date>
    <meta:generator>OpenOffice/4.1.5$Win32 OpenOffice.org_project/415m1$Build-9789</meta:generator>
    <dc:date>2019-11-05T00:18:40.47</dc:date>
    <meta:editing-duration>PT2H36M32S</meta:editing-duration>
    <meta:editing-cycles>2</meta:editing-cycles>
    <meta:document-statistic meta:table-count="3" meta:cell-count="38" meta:object-count="0"/>
  </office:meta>
</office:document-meta>
</file>